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te officiel Processing <text:a xlink:href="https://processing.org/">https://processing.org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te officiel Processing <text:a xlink:href="https://processing.org/">https://processing.org/</text:a></text:p>
              </text:list-item>
              <text:list-item>
                <text:p>Accès depuis un mobile / tablet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iens util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te officiel Processing <text:a xlink:href="https://processing.org/">https://processing.org/</text:a></text:p>
              </text:list-item>
              <text:list-item>
                <text:p>Daniel Shiffman</text:p>
                <text:list>
                  <text:list-item>
                    <text:p>Nature of code <text:a xlink:href="http://natureofcode.com/">http://natureofcode.com/</text:a></text:p>
                  </text:list-item>
                  <text:list-item>
                    <text:p><text:a xlink:href="http://video.natureofcode.com/">http://video.natureofcode.com/</text:a></text:p>
                  </text:list-item>
                </text:list>
              </text:list-item>
              <text:list-item>
                <text:p>Contributions de projets <text:a xlink:href="http://www.openprocessing.org/">http://www.openprocessing.org/</text:a></text:p>
              </text:list-item>
              <text:list-item>
                <text:p>L-System <text:a xlink:href="http://algorithmicbotany.org/papers/#abop">http://algorithmicbotany.org/papers/#abop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tres liens utiles</text:p>
          </draw:text-box>
        </draw:frame>
        <draw:frame presentation:style-name="pr2" draw:layer="layout" svg:width="25.199cm" svg:height="14.513cm" svg:x="1.4cm" svg:y="4.914cm" presentation:class="outline" presentation:user-transformed="true">
          <draw:text-box>
            <text:list text:style-name="L2">
              <text:list-item>
                <text:p>MOOC Coursera : Creative Programming for Digital Media &amp; Mobile Apps (University of London) <text:a xlink:href="https://www.coursera.org/">https://www.coursera.org/</text:a></text:p>
              </text:list-item>
              <text:list-item>
                <text:p>Videos, musique, etc.</text:p>
                <text:list>
                  <text:list-item>
                    <text:p>Internet Archive : <text:a xlink:href="https://archive.org/index.php">https://archive.org/index.php</text:a><text:a xlink:href="https://freesound.org/">https://freesound.org/</text:a></text:p>
                  </text:list-item>
                </text:list>
              </text:list-item>
              <text:list-item>
                <text:p>Sprites et textures</text:p>
                <text:list>
                  <text:list-item>
                    <text:p><text:a xlink:href="http://www.spriters-resource.com/">http://www.spriters-resource.com/</text:a></text:p>
                  </text:list-item>
                  <text:list-item>
                    <text:p><text:a xlink:href="http://spritedatabase.net/">http://spritedatabase.net/</text:a></text:p>
                  </text:list-item>
                  <text:list-item>
                    <text:p><text:a xlink:href="http://opengameart.org/">http://opengameart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mmanuel Vandevelde</meta:initial-creator>
    <meta:creation-date>2015-09-12T18:35:02.67</meta:creation-date>
    <meta:editing-duration>PT1H16M51S</meta:editing-duration>
    <meta:editing-cycles>3</meta:editing-cycles>
    <dc:date>2015-09-12T21:41:06.04</dc:date>
    <dc:creator>Emmanuel Vandevelde</dc:creator>
    <meta:generator>OpenOffice.org/3.3$Win32 OpenOffice.org_project/330m20$Build-9567</meta:generator>
    <meta:document-statistic meta:object-count="37"/>
  </office:meta>
</office:document-meta>
</file>